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143"/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1" table:default-cell-style-name="ce4"/>
        <table:table-column table:style-name="co1" table:number-columns-repeated="252" table:default-cell-style-name="Default"/>
        <table:table-column table:style-name="co3" table:number-columns-repeated="768" table:default-cell-style-name="Default"/>
        <table:table-row table:style-name="ro1">
          <table:table-cell table:style-name="ce1" office:value-type="string" calcext:value-type="string">
            <text:p>VENTAS MENSUALES (EN MILES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ES</text:p>
          </table:table-cell>
          <table:table-cell table:style-name="ce2" office:value-type="string" calcext:value-type="string">
            <text:p>PRODUCTO 1</text:p>
          </table:table-cell>
          <table:table-cell table:style-name="ce2" office:value-type="string" calcext:value-type="string">
            <text:p>PRODUCTO 2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ENERO</text:p>
          </table:table-cell>
          <table:table-cell office:value-type="currency" office:currency="EUR" office:value="100" calcext:value-type="currency">
            <text:p>100,00 €</text:p>
          </table:table-cell>
          <table:table-cell office:value-type="currency" office:currency="EUR" office:value="40" calcext:value-type="currency">
            <text:p>40,00 €</text:p>
          </table:table-cell>
          <table:table-cell table:formula="of:=SUM([.B4];[.C4])" office:value-type="currency" office:currency="EUR" office:value="140" calcext:value-type="currency">
            <text:p>140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BRERO</text:p>
          </table:table-cell>
          <table:table-cell office:value-type="currency" office:currency="EUR" office:value="150" calcext:value-type="currency">
            <text:p>150,00 €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SUM([.B5];[.C5])" office:value-type="currency" office:currency="EUR" office:value="175" calcext:value-type="currency">
            <text:p>175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ZO</text:p>
          </table:table-cell>
          <table:table-cell office:value-type="currency" office:currency="EUR" office:value="240" calcext:value-type="currency">
            <text:p>240,00 €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SUM([.B6];[.C6])" office:value-type="currency" office:currency="EUR" office:value="281" calcext:value-type="currency">
            <text:p>281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RIL</text:p>
          </table:table-cell>
          <table:table-cell office:value-type="currency" office:currency="EUR" office:value="95" calcext:value-type="currency">
            <text:p>95,0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SUM([.B7];[.C7])" office:value-type="currency" office:currency="EUR" office:value="147" calcext:value-type="currency">
            <text:p>147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</text:p>
          </table:table-cell>
          <table:table-cell office:value-type="currency" office:currency="EUR" office:value="75" calcext:value-type="currency">
            <text:p>75,00 €</text:p>
          </table:table-cell>
          <table:table-cell office:value-type="currency" office:currency="EUR" office:value="167" calcext:value-type="currency">
            <text:p>167,00 €</text:p>
          </table:table-cell>
          <table:table-cell table:formula="of:=SUM([.B8];[.C8])" office:value-type="currency" office:currency="EUR" office:value="242" calcext:value-type="currency">
            <text:p>242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O</text:p>
          </table:table-cell>
          <table:table-cell office:value-type="currency" office:currency="EUR" office:value="175" calcext:value-type="currency">
            <text:p>175,00 €</text:p>
          </table:table-cell>
          <table:table-cell office:value-type="currency" office:currency="EUR" office:value="286" calcext:value-type="currency">
            <text:p>286,00 €</text:p>
          </table:table-cell>
          <table:table-cell table:formula="of:=SUM([.B9];[.C9])" office:value-type="currency" office:currency="EUR" office:value="461" calcext:value-type="currency">
            <text:p>461,00 €</text:p>
          </table:table-cell>
          <table:table-cell table:number-columns-repeated="1020"/>
        </table:table-row>
      </table:table>
      <table:table table:name="Hoja2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DejaVu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DejaVu Sans" style:font-family-asian="'DejaVu Sans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pta</number:text>
    </number:number-style>
    <number:number-style style:name="N11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pta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pta</number:text>
    </number:number-style>
    <number:number-style style:name="N11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pta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decimal-places="0" number:min-integer-digits="1" number:grouping="true"/>
      <number:text>   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6P2" style:volatile="true">
      <number:text> -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pta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30P2" style:volatile="true">
      <number:text> - pta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     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pta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38P2" style:volatile="true">
      <number:text>-</number:text>
      <number:number number:decimal-places="0" number:min-decimal-places="0" number:min-integer-digits="0"/>
      <number:text> pta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5:16:35.3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Ismael Fanlo</meta:initial-creator>
    <meta:creation-date>2005-03-05T09:02:12</meta:creation-date>
    <dc:date>2025-04-09T15:29:17.860000000</dc:date>
    <meta:editing-cycles>3</meta:editing-cycles>
    <meta:editing-duration>PT13M3S</meta:editing-duration>
    <meta:document-statistic meta:table-count="3" meta:cell-count="2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